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3324" officeooo:paragraph-rsid="00033324"/>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3a401" officeooo:paragraph-rsid="0003a401"/>
    </style:style>
    <style:style style:name="P3" style:family="paragraph" style:parent-style-name="Standard">
      <loext:graphic-properties draw:fill="none"/>
      <style:paragraph-properties fo:margin-left="0.25in" fo:margin-right="0in" fo:text-indent="-0.25in" style:auto-text-indent="false" fo:background-color="transparent"/>
      <style:text-properties officeooo:rsid="0003a401" officeooo:paragraph-rsid="0003a401"/>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rsid="0004a299" officeooo:paragraph-rsid="0004a299"/>
    </style:style>
    <style:style style:name="T1" style:family="text">
      <style:text-properties officeooo:rsid="0004a2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1</text:p>
      <text:p text:style-name="P1"/>
      <text:p text:style-name="P2">You are who you hate. Maybe not today, but you will be. People often say "there's a fine line between love and hate" but the opposite is also true. In the best instances, the hate in you slowly turns you into the object of your hatred. In the worst, you've been that who you hate for a long time already. Sometimes you already know, consciously. Sometimes that is why you hate. But sometimes you don't know consciously. Or don't know yet. Beware hate because it will change you in the ways you want the least, whoever you are and whatever it is you truly value in the most core part of your being.</text:p>
      <text:p text:style-name="P3"/>
      <text:p text:style-name="P3">Perhaps America must die in order that america be set free. Perhaps I must die so that i can fully live. Not sure. And I hope not, but I hope I can accept it if it's true.</text:p>
      <text:p text:style-name="P3"/>
      <text:p text:style-name="P3">"Revolution" is a strongly bittersweet word. Never forget that.</text:p>
      <text:p text:style-name="P3"/>
      <text:p text:style-name="P3">Listen to those holy words and let them ring in your ears: "it's not about you."</text:p>
      <text:p text:style-name="P3"/>
      <text:p text:style-name="P3">No profession is as underappreciated and sorely needed in our world as that of the perfectionistic, doubting, non-charlatan translator. She works so hard on the great unquantifiable and does more good in this world than you may ever do. She works a selfless and unthanked and holy profession. You make no mistake by first feeling grateful to her.</text:p>
      <text:p text:style-name="P3"/>
      <text:p text:style-name="P3">The Thais treat books with respect and reverence. All books. You would do well to do the same.</text:p>
      <text:p text:style-name="P3"/>
      <text:p text:style-name="P3">Fear all who harmonize with "Us-them."</text:p>
      <text:p text:style-name="P3"/>
      <text:p text:style-name="P3">Seek to show the best version of ourselves so that we might better to more fully become that.</text:p>
      <text:p text:style-name="P3"/>
      <text:p text:style-name="P3">Spend one day of your life begging on the street with the Last. Just one day. For they are also us, not just because they shall one day be First. Why don't more of us do that already? Have they already so thoroughly become Them?</text:p>
      <text:p text:style-name="P3"/>
      <text:p text:style-name="P3">Please do not put your blind faith in Rule by System or Rule by Man. Our historical ideals are gift we should be tremendously grateful for, but we also always live in the eternal now and must reach for our own distinctive better future.</text:p>
      <text:p text:style-name="P3"/>
      <text:p text:style-name="P3">Have you heard yet of the Chinese Dream and the New and Great Thousand-Year Tang? Well you will. And it's Our fault anyway.</text:p>
      <text:p text:style-name="P3"/>
      <text:p text:style-name="P3">Someday you make come to believe that the difference between the Real and the Fake is the difference between the Us and the Them. Hopefully you will also, later come to learn to see with greater clarity, humility, and awe at the world as it is.</text:p>
      <text:p text:style-name="P3"/>
      <text:p text:style-name="P3">Fear the Cult of the Busy. It's like we've forgotten that "busibody" was something bad and that "pulling yourself up by your bootstraps" is literally impossible--and that was always the point.</text:p>
      <text:p text:style-name="P3"/>
      <text:p text:style-name="P3">Even our Religion has lost religion.</text:p>
      <text:p text:style-name="P3"/>
      <text:p text:style-name="P3"><text:soft-page-break/>Miss Jerome; Saint Jerome. We were not worthy, and perhaps we never will be. Yours is the holy work. The most selfless, born of trauma, perfectionism, and soul-crushing guilt. At least I won't forget you.</text:p>
      <text:p text:style-name="P3"/>
      <text:p text:style-name="P3">If you do truly want to be republican, democratic, christian.....</text:p>
      <text:p text:style-name="P3"/>
      <text:p text:style-name="P3">Red, holy words: The last shall be first and the first shall be last.</text:p>
      <text:p text:style-name="P3"/>
      <text:p text:style-name="P3">It is said, "God Loves you Unconditionally, but under certain conditions." God created us all Equal, but some more equal than others. If your God resembles this, perhaps He is not god.</text:p>
      <text:p text:style-name="P3"/>
      <text:p text:style-name="P3">There are already enough monarchist Republicans, already enough oligarchist Democrats in the world. I'm not going to say to change your name, but do you have to already lie when you say what you are?</text:p>
      <text:p text:style-name="P3"/>
      <text:p text:style-name="P3">All thoughtcrimes should die in a fire.</text:p>
      <text:p text:style-name="P3"/>
      <text:p text:style-name="P3">He is white; she is white. Say it instead defaulting on some Default.</text:p>
      <text:p text:style-name="P3"/>
      <text:p text:style-name="P3">Section title: Holy Roman Empire</text:p>
      <text:p text:style-name="P3"/>
      <text:p text:style-name="P3">You may ask: Can america without America survive? Turly I tell you: as long as america is tied to America, their fates, their longevities are absolutely intertwined. No matter if the Last President ends it or if it survives to see the day of The Great State of Alpha Centuri, america is vulnerable as some mere Part of America.</text:p>
      <text:p text:style-name="P3"/>
      <text:p text:style-name="P3">Magic trick-toting hairywhinesteins may indeed have taken the Red Pill, but theirs is not, was never america.</text:p>
      <text:p text:style-name="P3"/>
      <text:p text:style-name="P3">&lt;<text:span text:style-name="T1">!-- how to add security/insecurity dynamic? --&gt;</text:span></text:p>
      <text:p text:style-name="P3"/>
      <text:p text:style-name="P4">&lt;!-- America First means soon America Last --&gt;</text:p>
      <text:p text:style-name="P4"/>
      <text:p text:style-name="P4">&lt;!-- Feelings of Chinese cultural forboding sneaking up on the book --&gt;</text:p>
      <text:p text:style-name="P4"/>
      <text:p text:style-name="P4">You want america to survive. Or at least I hope you do. And in order to see the bright days ahead, we must see some dark days. Thus it has alwasy been, thus it should be. There is a famous line in Chinese culture, the opening line of The Romance of the Three Kingdoms. It says "The country, long divided, shall unite, and the country, long united, must divide. Thus it is; thus it should be." The same is true for america.</text:p>
      <text:p text:style-name="P4"/>
      <text:p text:style-name="P4">Always walk toward the cacophany and away from the monotone-in-unison. The monotone-in-unison is and will always be the solid, the pure, the homogenous. But truth is and will always be found in the confusing-at-first-glance cacophany. And if you conc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8T14:47:08.089574821</meta:creation-date>
    <dc:date>2019-07-28T15:09:42.478229998</dc:date>
    <meta:editing-duration>PT6M34S</meta:editing-duration>
    <meta:editing-cycles>2</meta:editing-cycles>
    <meta:generator>LibreOffice/6.1.6.3$Linux_X86_64 LibreOffice_project/5896ab1714085361c45cf540f76f60673dd96a72</meta:generator>
    <meta:document-statistic meta:table-count="0" meta:image-count="0" meta:object-count="0" meta:page-count="2" meta:paragraph-count="30" meta:word-count="851" meta:character-count="4685" meta:non-whitespace-character-count="3868"/>
  </office:meta>
</office:document-meta>
</file>